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MARGO HUANQUI ALEX REYNALDO</text:p>
            <text:p text:style-name="P5"><text:span text:style-name="T15">Dni</text:span><text:span text:style-name="T14">:4108874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376914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MARGO HUANQUI, ALEX REYNALD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108874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LMACEN</text:span></text:p>
          </table:table-cell>
          <table:table-cell table:style-name="Tabla1.D4" office:value-type="string">
            <text:p text:style-name="P3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CLIENTE CANCELA EL SALDO DE S/27.00 SOLES + EL EMBARQUE DE 13/09/2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2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14:36:3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